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MAY SpO2-20241027-16124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pO2(%)</text:p>
          </table:table-cell>
          <table:table-cell office:value-type="string" calcext:value-type="string">
            <text:p>PR(bpm)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48 PM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49 PM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0 PM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1 PM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2 PM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3 PM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4 PM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5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6 PM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7 PM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8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2:59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0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1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2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3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4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5 P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6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0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2 PM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3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4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5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6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7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8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19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0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1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2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3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4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5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6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7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8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29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0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1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2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3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4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5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6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7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8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39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0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1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2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3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4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5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6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7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8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4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3:5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0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1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2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3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5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6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8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39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0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1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2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3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4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5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6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7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8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49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0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1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2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3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4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5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6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7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8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4:59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0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1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2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3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4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5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6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7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8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09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0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1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2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3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4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19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0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1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2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3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4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5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6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7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8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29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0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1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2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3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5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6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7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8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39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0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3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8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49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0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1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4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5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6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5:5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0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1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2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3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4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5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6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7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8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09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0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1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2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3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4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5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6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7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8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19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0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3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8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2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0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1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2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3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5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6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3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0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1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2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3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4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5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6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4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8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6:59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0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4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5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6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8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09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0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3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8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19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0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3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8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29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0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3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0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1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8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49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0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1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2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3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4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5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7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8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7:5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0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1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3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4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5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09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0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1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2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3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4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5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6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7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8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19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0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1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2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3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4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5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6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2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0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39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0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1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2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3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4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7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49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0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1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2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3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4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5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8:5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0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1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3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4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5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2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4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3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4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19:5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0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1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2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2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3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8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39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0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1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2 PM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3 PM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4 PM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5 PM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6 PM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7 PM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8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49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0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1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2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0:5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0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1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1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2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3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4 PM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5 PM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6 PM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7 PM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8 PM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29 PM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0 PM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1 PM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2 PM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3 PM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4 PM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5 PM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6 PM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7 PM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8 PM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39 PM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0 PM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1 PM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2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3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4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5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6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7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8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49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2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3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4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5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6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7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8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1:59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0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1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4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09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0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1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2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3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4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5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6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7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8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19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0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1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2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3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4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5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6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7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8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29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0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1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2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3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4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2:5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6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09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0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2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3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4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5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6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8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19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0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2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4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5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6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8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3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2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8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49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0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1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2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3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4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5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6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7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8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3:59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0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1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8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09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0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1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2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3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4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5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1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0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1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2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3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4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5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6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7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8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29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0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1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2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3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4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5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8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3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4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4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4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5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6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8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4:59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0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1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4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0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5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6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7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8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19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0 PM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1 PM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2 PM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3 PM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4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5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6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7 PM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8 PM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29 PM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0 PM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1 PM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2 PM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3 PM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4 PM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5 PM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6 PM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7 PM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8 PM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39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0 PM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1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2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3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4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5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6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7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8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49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0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1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2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3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4 PM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5 PM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6 PM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7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8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5:59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0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1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2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3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4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5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6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7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8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09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0 PM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1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2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3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4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5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6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7 PM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8 PM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19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0 PM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1 PM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2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3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4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5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8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3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4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6:5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0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1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2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3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4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4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0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1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2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3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4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5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8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7:59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0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1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3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4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5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6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7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8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09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0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1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3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8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19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0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2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3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4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5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4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0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1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2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3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4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5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8:5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1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2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3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4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5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6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7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8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09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0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1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3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4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5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6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7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19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0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1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3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4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5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6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7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8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2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3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0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1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2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3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4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5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6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7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8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4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3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4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5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6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7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8 PM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29:59 PM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09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0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1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7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8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19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0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1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2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3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4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5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6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7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8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29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0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1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3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4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5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6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3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4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1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2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3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5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0:5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0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1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3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29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0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1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2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3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4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5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6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7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8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39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0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1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2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3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4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5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6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7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8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49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0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1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3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4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5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6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7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1:5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4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5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6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0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0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1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2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1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29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0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1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3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4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0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1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2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3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4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5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6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7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8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2:5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2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3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4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5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6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8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09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0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3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8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1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29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0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1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2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3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3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0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1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2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3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4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5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4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2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3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4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8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3:5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0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1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2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3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4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5 PM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6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7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8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0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0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1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2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3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4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5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6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7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8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29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1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8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3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0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4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5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6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4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0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1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2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3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4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5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8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4:59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0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1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2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3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4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8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09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0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1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1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29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0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1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3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49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0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1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2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3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4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5 PM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8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5:59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0 PM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1 PM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2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3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4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5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6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0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1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2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3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4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6:5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4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5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0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3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7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8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19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0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1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2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3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4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5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6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7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8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29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0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1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6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7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39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0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1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2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3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4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5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6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7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8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49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0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1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2 PM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3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4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5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6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7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7:5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0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4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5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6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7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8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09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0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1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2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3 PM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4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5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6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7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8 PM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19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0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8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29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0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1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3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0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2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3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4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5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6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7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8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49 PM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8:5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0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6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7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1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1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2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3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4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5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2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39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0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1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2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3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49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0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1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2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3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39:59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0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1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2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3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0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6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7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1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2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3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4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5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6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7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8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29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0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1 PM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8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39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0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1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2 PM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4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7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8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0:5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0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1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2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3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4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5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6 PM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7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8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09 PM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0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1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2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3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4 PM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1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8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29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0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1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2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3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4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5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6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7 PM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8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39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0 PM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1 PM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2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3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4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5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6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7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8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49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0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1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2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3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4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5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7/2024</text:p>
          </table:table-cell>
          <table:table-cell office:value-type="string" calcext:value-type="string">
            <text:p>4:41:56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000" meta:object-count="0"/>
    <meta:generator>LibreOffice/24.8.2.1$Linux_X86_64 LibreOffice_project/0f794b6e29741098670a3b95d60478a65d05ef13</meta:generator>
  </office:meta>
</office:document-meta>
</file>